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f30b7" officeooo:paragraph-rsid="001f30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uthor-name text:fixed="false">LocalUser#0</text:author-n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SungtiL GB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los </meta:initial-creator>
    <meta:creation-date>2015-10-21T11:21:15.937019718</meta:creation-date>
    <dc:date>2023-01-09T13:32:03.329486791</dc:date>
    <meta:editing-duration>PT32S</meta:editing-duration>
    <meta:editing-cycles>3</meta:editing-cycles>
    <meta:generator>Collabora_OfficeDev/22.05.9.1$Linux_X86_64 LibreOffice_project/5d7f44821d737958a8ea7825f4233079aee77db8</meta:generator>
    <meta:document-statistic meta:table-count="0" meta:image-count="0" meta:object-count="0" meta:page-count="1" meta:paragraph-count="1" meta:word-count="1" meta:character-count="11" meta:non-whitespace-character-count="11"/>
  </office:meta>
</office:document-meta>
</file>